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 style:list-style-name="WWNum22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style:font-name-asian="맑은 고딕1"/>
    </style:style>
    <style:style style:name="T3" style:family="text">
      <style:text-properties style:font-name="맑은 고딕" officeooo:rsid="000dee70" style:font-name-asian="맑은 고딕1"/>
    </style:style>
    <style:style style:name="T4" style:family="text">
      <style:text-properties style:font-name="맑은 고딕" fo:font-weight="bold" style:font-name-asian="맑은 고딕1" style:font-weight-asian="bold"/>
    </style:style>
    <style:style style:name="T5" style:family="text">
      <style:text-properties fo:color="#000000" style:font-name="맑은 고딕" fo:background-color="#ffffff" loext:char-shading-value="0" style:font-name-asian="맑은 고딕1"/>
    </style:style>
    <style:style style:name="T6" style:family="text">
      <style:text-properties style:font-name="Wingdings" style:font-name-asian="Wingdings1" style:font-name-complex="Wingdings1"/>
    </style:style>
    <style:style style:name="T7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8" style:family="text">
      <style:text-properties style:font-size-complex="16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5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</text:span><text:span text:style-name="T3">23</text:span><text:span text:style-name="T1">(목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4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3357755134" text:style-name="WWNum20">
              <text:list-item>
                <text:p text:style-name="P9"><text:span text:style-name="T1">1222 review</text:span></text:p>
              </text:list-item>
              <text:list-item>
                <text:p text:style-name="P9"><text:span text:style-name="T1">삼각함수 복습</text:span></text:p>
              </text:list-item>
              <text:list-item>
                <text:p text:style-name="P9"><text:span text:style-name="T1">퓨리에 시리즈 - </text:span><draw:frame draw:style-name="fr1" draw:name="개체1" text:anchor-type="as-char" svg:width="6.202cm" svg:height="1.087cm" draw:z-index="0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  <text:list-item>
                <text:p text:style-name="P9"><text:span text:style-name="T1">주파수 변환</text:span></text:p>
              </text:list-item>
              <text:list-item>
                <text:p text:style-name="P9"><text:span text:style-name="T1">안쪽은 <text:line-break/>로우 프리퀀시 대역 이미지는 경계선이 없는 느낌임<text:line-break/></text:span><text:span text:style-name="T1">영상에서 하이 프리퀀시는 경계선만 잡힘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5507359" text:style-name="WWNum21">
              <text:list-item>
                <text:p text:style-name="P10"><text:span text:style-name="T1">1222 review</text:span></text:p>
              </text:list-item>
              <text:list-item>
                <text:p text:style-name="P10"><text:span text:style-name="T1">cv2.selectROI(src) </text:span><text:span text:style-name="T6"></text:span><text:span text:style-name="T1"> 구역을 정해서 <text:line-break/>selectROI(windowName, img[, showCrosshair[, fromCenter]]) -&gt; retval<text:line-break/>retval: <text:s/>x(왼쪽 상단), y(왼쪽상단), w (넓이), h(높이)</text:span></text:p>
              </text:list-item>
              <text:list-item>
                <text:p text:style-name="P10"><text:span text:style-name="T1">마스크 안넣음<text:line-break/>calcBackProject(images, channels, hist, ranges, scale[, dst]) -&gt; dst</text:span></text:p>
              </text:list-item>
              <text:list-item>
                <text:p text:style-name="P10"><text:span text:style-name="T1">joint histogram </text:span><text:span text:style-name="T6"></text:span><text:span text:style-name="T1"> 2차원 히스토그램</text:span></text:p>
              </text:list-item>
              <text:list-item>
                <text:p text:style-name="P10"><text:span text:style-name="T1">필터링</text:span></text:p>
              </text:list-item>
            </text:list>
            <text:list xml:id="list2995438097" text:style-name="WWNum22">
              <text:list-item>
                <text:list>
                  <text:list-item>
                    <text:p text:style-name="P11"><text:span text:style-name="T1">컨볼루션2d<text:line-break/>cv2.filter2D(src, -1, kernel_3)<text:line-break/>filter2D(src, ddepth, kernel[, dst[, anchor[, delta[, borderType]]]])<text:line-break/>-&gt; dst<text:line-break/>src: 입력영상<text:line-break/>ddepth: 출력영상의 타입 (cv2.CV_8U, cv2.CV_32F, cv2.CV_64F), -1 =&gt; 입력영상과 같은 타입<text:line-break/>kernel: filter 행렬, 실수형, anchor: (-1, -1) <text:s/>필터의 중앙점,<text:line-break/>delta: 더할 값, borderType: 가장자리 픽셀확장 방식, dst: 출력영상</text:span></text:p>
                  </text:list-item>
                  <text:list-item>
                    <text:p text:style-name="P11"><text:span text:style-name="T1">가우시안 blur<text:line-break/>cv2.GaussianBlur(src, (0, 0), 1)<text:line-break/>GaussianBlur(src, ksize, sigmaX[, dst[, sigmaY[, borderType]]]) -&gt; dst<text:line-break/></text:span><text:soft-page-break/><text:span text:style-name="T1">src: 입력영상<text:line-break/>ksize: mean filter kernel size, (0, 0) 자동으로 결정<text:line-break/>sigmaX: <text:s/>gaussian x 방향의 sigma<text:line-break/>sigmaY: <text:s/>gaussian y 방향의 sigma</text:span></text:p>
                  </text:list-item>
                </text:list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1-12-23T01:00:00</meta:creation-date>
    <dc:date>2022-01-23T12:07:21.646000000</dc:date>
    <meta:editing-duration>PT23H16M30S</meta:editing-duration>
    <meta:generator>Neat_Office/6.2.8.2$Windows_x86 LibreOffice_project/</meta:generator>
    <meta:document-statistic meta:table-count="1" meta:image-count="0" meta:object-count="1" meta:page-count="2" meta:paragraph-count="22" meta:word-count="309" meta:character-count="958" meta:non-whitespace-character-count="818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>∞</mi>
          </munderover>
          <mrow>
            <msub>
              <mi>a</mi>
              <mi>n</mi>
            </msub>
            <mi>cos</mi>
            <mrow>
              <mi mathvariant="italic">nx</mi>
              <mo stretchy="false">+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>∞</mi>
                </munderover>
                <mrow>
                  <msub>
                    <mi>b</mi>
                    <mi>n</mi>
                  </msub>
                  <mi>sin</mi>
                  <mi mathvariant="italic">nx</mi>
                </mrow>
              </mrow>
            </mrow>
          </mrow>
        </mrow>
      </mrow>
    </mrow>
    <annotation encoding="StarMath 5.0">f(x) =  sum from {n = 0} to {∞} {{a} rsub {n} cos {nx}  +  sum from {n=1} to {∞} {{b} rsub {n} sin {nx}}}</annotation>
  </semantics>
</math>
</file>